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est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This powerpoint contains no infor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2-08-24T12:06:44</meta:creation-date>
    <dc:language>fi-FI</dc:language>
    <meta:editing-cycles>2</meta:editing-cycles>
    <meta:editing-duration>PT00H01M29S</meta:editing-duration>
    <meta:initial-creator>quyen </meta:initial-creator>
    <dc:date>2012-08-24T12:08:12</dc:date>
    <dc:creator>quyen </dc:creator>
    <meta:document-statistic meta:object-count="28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2/share/template/en-US/presnt/Blue.otp"/>
  </office:meta>
</office:document-meta>
</file>